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9" calcext:value-type="float">
            <text:p>9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7.0841828554" calcext:value-type="float">
            <text:p>6247.0841828554</text:p>
          </table:table-cell>
          <table:table-cell table:style-name="Default" office:value-type="float" office:value="6657.66650469472" calcext:value-type="float">
            <text:p>6657.66650469472</text:p>
          </table:table-cell>
          <table:table-cell office:value-type="float" office:value="15958.0137922424" calcext:value-type="float">
            <text:p>15958.0137922424</text:p>
          </table:table-cell>
          <table:table-cell office:value-type="float" office:value="651.671746238308" calcext:value-type="float">
            <text:p>651.671746238308</text:p>
          </table:table-cell>
          <table:table-cell office:value-type="float" office:value="7059" calcext:value-type="float">
            <text:p>7059</text:p>
          </table:table-cell>
          <table:table-cell office:value-type="float" office:value="70914.4408191443" calcext:value-type="float">
            <text:p>70914.4408191443</text:p>
          </table:table-cell>
          <table:table-cell office:value-type="float" office:value="21381.3018322553" calcext:value-type="float">
            <text:p>21381.3018322553</text:p>
          </table:table-cell>
          <table:table-cell table:style-name="Default" office:value-type="float" office:value="26953.2683018786" calcext:value-type="float">
            <text:p>26953.2683018786</text:p>
          </table:table-cell>
          <table:table-cell office:value-type="float" office:value="22453.9031208719" calcext:value-type="float">
            <text:p>22453.9031208719</text:p>
          </table:table-cell>
          <table:table-cell office:value-type="float" office:value="26197.8084372462" calcext:value-type="float">
            <text:p>26197.8084372462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38.2142156668" calcext:value-type="float">
            <text:p>22338.2142156668</text:p>
          </table:table-cell>
          <table:table-cell office:value-type="float" office:value="14429.0750968308" calcext:value-type="float">
            <text:p>14429.0750968308</text:p>
          </table:table-cell>
          <table:table-cell office:value-type="float" office:value="44436.23712746" calcext:value-type="float">
            <text:p>44436.23712746</text:p>
          </table:table-cell>
          <table:table-cell office:value-type="float" office:value="59045.4238640832" calcext:value-type="float">
            <text:p>59045.4238640832</text:p>
          </table:table-cell>
          <table:table-cell office:value-type="float" office:value="100653.35598664" calcext:value-type="float">
            <text:p>100653.35598664</text:p>
          </table:table-cell>
          <table:table-cell office:value-type="float" office:value="58813.3753302358" calcext:value-type="float">
            <text:p>58813.3753302358</text:p>
          </table:table-cell>
          <table:table-cell table:style-name="Default" office:value-type="float" office:value="73834.1926771802" calcext:value-type="float">
            <text:p>73834.1926771802</text:p>
          </table:table-cell>
          <table:table-cell table:style-name="Default" office:value-type="float" office:value="2453.62851838346" calcext:value-type="float">
            <text:p>2453.62851838346</text:p>
          </table:table-cell>
          <table:table-cell office:value-type="float" office:value="7961.17648095508" calcext:value-type="float">
            <text:p>7961.17648095508</text:p>
          </table:table-cell>
          <table:table-cell office:value-type="float" office:value="21503.6666666667" calcext:value-type="float">
            <text:p>21503.6666666667</text:p>
          </table:table-cell>
          <table:table-cell office:value-type="float" office:value="43671.2975361968" calcext:value-type="float">
            <text:p>43671.2975361968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1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7.0841828554" calcext:value-type="float">
            <text:p>6247.0841828554</text:p>
          </table:table-cell>
          <table:table-cell table:style-name="Default" office:value-type="float" office:value="6657.66650469472" calcext:value-type="float">
            <text:p>6657.66650469472</text:p>
          </table:table-cell>
          <table:table-cell office:value-type="float" office:value="15958.0137922424" calcext:value-type="float">
            <text:p>15958.0137922424</text:p>
          </table:table-cell>
          <table:table-cell office:value-type="float" office:value="651.671746238308" calcext:value-type="float">
            <text:p>651.671746238308</text:p>
          </table:table-cell>
          <table:table-cell office:value-type="float" office:value="7059" calcext:value-type="float">
            <text:p>7059</text:p>
          </table:table-cell>
          <table:table-cell office:value-type="float" office:value="70914.4408191443" calcext:value-type="float">
            <text:p>70914.4408191443</text:p>
          </table:table-cell>
          <table:table-cell office:value-type="float" office:value="21381.3018322553" calcext:value-type="float">
            <text:p>21381.3018322553</text:p>
          </table:table-cell>
          <table:table-cell table:style-name="Default" office:value-type="float" office:value="26953.2683018786" calcext:value-type="float">
            <text:p>26953.2683018786</text:p>
          </table:table-cell>
          <table:table-cell office:value-type="float" office:value="22453.9031208719" calcext:value-type="float">
            <text:p>22453.9031208719</text:p>
          </table:table-cell>
          <table:table-cell office:value-type="float" office:value="26197.8084372462" calcext:value-type="float">
            <text:p>26197.8084372462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38.2142156668" calcext:value-type="float">
            <text:p>22338.2142156668</text:p>
          </table:table-cell>
          <table:table-cell office:value-type="float" office:value="14429.0750968308" calcext:value-type="float">
            <text:p>14429.0750968308</text:p>
          </table:table-cell>
          <table:table-cell office:value-type="float" office:value="44436.23712746" calcext:value-type="float">
            <text:p>44436.23712746</text:p>
          </table:table-cell>
          <table:table-cell office:value-type="float" office:value="59045.4238640832" calcext:value-type="float">
            <text:p>59045.4238640832</text:p>
          </table:table-cell>
          <table:table-cell office:value-type="float" office:value="100653.35598664" calcext:value-type="float">
            <text:p>100653.35598664</text:p>
          </table:table-cell>
          <table:table-cell office:value-type="float" office:value="58813.3753302358" calcext:value-type="float">
            <text:p>58813.3753302358</text:p>
          </table:table-cell>
          <table:table-cell table:style-name="Default" office:value-type="float" office:value="73834.1926771802" calcext:value-type="float">
            <text:p>73834.1926771802</text:p>
          </table:table-cell>
          <table:table-cell table:style-name="Default" office:value-type="float" office:value="2453.62851838346" calcext:value-type="float">
            <text:p>2453.62851838346</text:p>
          </table:table-cell>
          <table:table-cell office:value-type="float" office:value="7961.17648095508" calcext:value-type="float">
            <text:p>7961.17648095508</text:p>
          </table:table-cell>
          <table:table-cell office:value-type="float" office:value="21503.6666666667" calcext:value-type="float">
            <text:p>21503.6666666667</text:p>
          </table:table-cell>
          <table:table-cell office:value-type="float" office:value="43671.2975361968" calcext:value-type="float">
            <text:p>43671.2975361968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9:.X9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0:.X10])/15" office:value-type="float" office:value="0.010668991117775" calcext:value-type="float">
            <text:p>0.010668991117775</text:p>
          </table:table-cell>
          <table:table-cell table:style-name="ce13" table:formula="of:=[.B10]" office:value-type="percentage" office:value="0.010668991117775" calcext:value-type="percentage">
            <text:p>1.07%</text:p>
          </table:table-cell>
          <table:table-cell table:style-name="ce112" table:formula="of:=([.D4]-[.D7])/[.D4]" office:value-type="float" office:value="0.018816281664884" calcext:value-type="float">
            <text:p>0.018816281664884</text:p>
          </table:table-cell>
          <table:table-cell table:style-name="ce112" table:number-columns-repeated="2"/>
          <table:table-cell table:style-name="ce112" table:formula="of:=([.G4]-[.G7])/[.G4]" office:value-type="float" office:value="0.00786146837877817" calcext:value-type="float">
            <text:p>0.007861468378778</text:p>
          </table:table-cell>
          <table:table-cell table:style-name="ce112" table:number-columns-repeated="2"/>
          <table:table-cell table:style-name="ce112" table:formula="of:=([.J4]-[.J7])/[.J4]" office:value-type="float" office:value="0.0081403408173024" calcext:value-type="float">
            <text:p>0.008140340817302</text:p>
          </table:table-cell>
          <table:table-cell table:style-name="ce112"/>
          <table:table-cell table:style-name="ce112" table:formula="of:=([.L4]-[.L7])/[.L4]" office:value-type="float" office:value="0.0126731704768814" calcext:value-type="float">
            <text:p>0.012673170476881</text:p>
          </table:table-cell>
          <table:table-cell table:style-name="ce112" table:formula="of:=([.M4]-[.M7])/[.M4]" office:value-type="float" office:value="0.010447654041216" calcext:value-type="float">
            <text:p>0.010447654041216</text:p>
          </table:table-cell>
          <table:table-cell table:style-name="ce112" table:formula="of:=([.N4]-[.N7])/[.N4]" office:value-type="float" office:value="0.0189051480875591" calcext:value-type="float">
            <text:p>0.018905148087559</text:p>
          </table:table-cell>
          <table:table-cell table:style-name="ce112" table:number-columns-repeated="2"/>
          <table:table-cell table:style-name="ce112" table:formula="of:=([.Q4]-[.Q7])/[.Q4]" office:value-type="float" office:value="0.00716975266455592" calcext:value-type="float">
            <text:p>0.007169752664556</text:p>
          </table:table-cell>
          <table:table-cell table:style-name="ce112"/>
          <table:table-cell table:style-name="ce112" table:formula="of:=([.S4]-[.S7])/[.S4]" office:value-type="float" office:value="0.0141091721858147" calcext:value-type="float">
            <text:p>0.014109172185815</text:p>
          </table:table-cell>
          <table:table-cell table:style-name="ce112" table:formula="of:=([.T4]-[.T7])/[.T4]" office:value-type="float" office:value="0.0148675762738317" calcext:value-type="float">
            <text:p>0.014867576273832</text:p>
          </table:table-cell>
          <table:table-cell table:style-name="ce112" table:formula="of:=([.U4]-[.U7])/[.U4]" office:value-type="float" office:value="0.0114633351491677" calcext:value-type="float">
            <text:p>0.011463335149168</text:p>
          </table:table-cell>
          <table:table-cell table:style-name="ce112" table:formula="of:=([.V4]-[.V7])/[.V4]" office:value-type="float" office:value="0.00878283464856726" calcext:value-type="float">
            <text:p>0.008782834648567</text:p>
          </table:table-cell>
          <table:table-cell table:style-name="ce112" table:formula="of:=([.W4]-[.W7])/[.W4]" office:value-type="float" office:value="0.0000876390009589176" calcext:value-type="float">
            <text:p>8.76390009589176E-05</text:p>
          </table:table-cell>
          <table:table-cell table:style-name="ce112" table:formula="of:=([.X4]-[.X7])/[.X4]" office:value-type="float" office:value="0.0267104933771072" calcext:value-type="float">
            <text:p>0.026710493377107</text:p>
          </table:table-cell>
          <table:table-cell table:style-name="ce112"/>
          <table:table-cell table:style-name="ce112" table:formula="of:=([.Z4]-[.Z7])/[.Z4]" office:value-type="float" office:value="0.00827068825039429" calcext:value-type="float">
            <text:p>0.008270688250394</text:p>
          </table:table-cell>
          <table:table-cell table:style-name="ce112" table:formula="of:=([.AA4]-[.AA7])/[.AA4]" office:value-type="float" office:value="0.0169991494817903" calcext:value-type="float">
            <text:p>0.01699914948179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1" table:formula="of:=SUM([.D11:.X11])/15" office:value-type="float" office:value="0.010668991117775" calcext:value-type="float">
            <text:p>0.010668991117775</text:p>
          </table:table-cell>
          <table:table-cell table:style-name="ce13" table:formula="of:=[.B11]" office:value-type="percentage" office:value="0.010668991117775" calcext:value-type="percentage">
            <text:p>1.07%</text:p>
          </table:table-cell>
          <table:table-cell table:style-name="ce112" table:formula="of:=([.D4]-[.D8])/[.D4]" office:value-type="float" office:value="0.018816281664884" calcext:value-type="float">
            <text:p>0.018816281664884</text:p>
          </table:table-cell>
          <table:table-cell table:style-name="ce112" table:number-columns-repeated="2"/>
          <table:table-cell table:style-name="ce112" table:formula="of:=([.G4]-[.G8])/[.G4]" office:value-type="float" office:value="0.00786146837877817" calcext:value-type="float">
            <text:p>0.007861468378778</text:p>
          </table:table-cell>
          <table:table-cell table:style-name="ce112" table:number-columns-repeated="2"/>
          <table:table-cell table:style-name="ce112" table:formula="of:=([.J4]-[.J8])/[.J4]" office:value-type="float" office:value="0.0081403408173024" calcext:value-type="float">
            <text:p>0.008140340817302</text:p>
          </table:table-cell>
          <table:table-cell table:style-name="ce112"/>
          <table:table-cell table:style-name="ce112" table:formula="of:=([.L4]-[.L8])/[.L4]" office:value-type="float" office:value="0.0126731704768814" calcext:value-type="float">
            <text:p>0.012673170476881</text:p>
          </table:table-cell>
          <table:table-cell table:style-name="ce112" table:formula="of:=([.M4]-[.M8])/[.M4]" office:value-type="float" office:value="0.010447654041216" calcext:value-type="float">
            <text:p>0.010447654041216</text:p>
          </table:table-cell>
          <table:table-cell table:style-name="ce112" table:formula="of:=([.N4]-[.N8])/[.N4]" office:value-type="float" office:value="0.0189051480875591" calcext:value-type="float">
            <text:p>0.018905148087559</text:p>
          </table:table-cell>
          <table:table-cell table:style-name="ce112" table:number-columns-repeated="2"/>
          <table:table-cell table:style-name="ce112" table:formula="of:=([.Q4]-[.Q8])/[.Q4]" office:value-type="float" office:value="0.00716975266455592" calcext:value-type="float">
            <text:p>0.007169752664556</text:p>
          </table:table-cell>
          <table:table-cell table:style-name="ce112"/>
          <table:table-cell table:style-name="ce112" table:formula="of:=([.S4]-[.S8])/[.S4]" office:value-type="float" office:value="0.0141091721858147" calcext:value-type="float">
            <text:p>0.014109172185815</text:p>
          </table:table-cell>
          <table:table-cell table:style-name="ce112" table:formula="of:=([.T4]-[.T8])/[.T4]" office:value-type="float" office:value="0.0148675762738317" calcext:value-type="float">
            <text:p>0.014867576273832</text:p>
          </table:table-cell>
          <table:table-cell table:style-name="ce112" table:formula="of:=([.U4]-[.U8])/[.U4]" office:value-type="float" office:value="0.0114633351491677" calcext:value-type="float">
            <text:p>0.011463335149168</text:p>
          </table:table-cell>
          <table:table-cell table:style-name="ce112" table:formula="of:=([.V4]-[.V8])/[.V4]" office:value-type="float" office:value="0.00878283464856726" calcext:value-type="float">
            <text:p>0.008782834648567</text:p>
          </table:table-cell>
          <table:table-cell table:style-name="ce112" table:formula="of:=([.W4]-[.W8])/[.W4]" office:value-type="float" office:value="0.0000876390009589176" calcext:value-type="float">
            <text:p>8.76390009589176E-05</text:p>
          </table:table-cell>
          <table:table-cell table:style-name="ce112" table:formula="of:=([.X4]-[.X8])/[.X4]" office:value-type="float" office:value="0.0267104933771072" calcext:value-type="float">
            <text:p>0.026710493377107</text:p>
          </table:table-cell>
          <table:table-cell table:style-name="ce112"/>
          <table:table-cell table:style-name="ce112" table:formula="of:=([.Z4]-[.Z8])/[.Z4]" office:value-type="float" office:value="0.00827068825039429" calcext:value-type="float">
            <text:p>0.008270688250394</text:p>
          </table:table-cell>
          <table:table-cell table:style-name="ce112" table:formula="of:=([.AA4]-[.AA8])/[.AA4]" office:value-type="float" office:value="0.0169991494817903" calcext:value-type="float">
            <text:p>0.01699914948179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12:.X12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3:.X13])/9" office:value-type="float" office:value="-0.0102760550184483" calcext:value-type="float">
            <text:p>-0.010276055018448</text:p>
          </table:table-cell>
          <table:table-cell table:style-name="ce13" table:formula="of:=[.B13]*(-1)" office:value-type="percentage" office:value="0.0102760550184483" calcext:value-type="percentage">
            <text:p>1.03%</text:p>
          </table:table-cell>
          <table:table-cell table:style-name="ce112"/>
          <table:table-cell table:style-name="ce112" table:formula="of:=([.E3]-[.E7])/[.E3]" office:value-type="float" office:value="-0.0222919870533356" calcext:value-type="float">
            <text:p>-0.022291987053336</text:p>
          </table:table-cell>
          <table:table-cell table:style-name="ce112" table:formula="of:=([.F3]-[.F7])/[.F3]" office:value-type="float" office:value="-0.0191947610386347" calcext:value-type="float">
            <text:p>-0.019194761038635</text:p>
          </table:table-cell>
          <table:table-cell/>
          <table:table-cell table:style-name="ce112" table:formula="of:=([.H3]-[.H7])/[.H3]" office:value-type="float" office:value="-0.0145758546713501" calcext:value-type="float">
            <text:p>-0.01457585467135</text:p>
          </table:table-cell>
          <table:table-cell table:style-name="ce112" table:formula="of:=([.I3]-[.I7])/[.I3]" office:value-type="float" office:value="-0.0168539325842697" calcext:value-type="float">
            <text:p>-0.01685393258427</text:p>
          </table:table-cell>
          <table:table-cell/>
          <table:table-cell table:style-name="ce112" table:formula="of:=([.K3]-[.K7])/[.K3]" office:value-type="float" office:value="-0.00450348390054519" calcext:value-type="float">
            <text:p>-0.004503483900545</text:p>
          </table:table-cell>
          <table:table-cell table:style-name="ce112" table:number-columns-repeated="3"/>
          <table:table-cell table:style-name="ce112" table:formula="of:=([.O3]-[.O7])/[.O3]" office:value-type="float" office:value="-0.00489215636745017" calcext:value-type="float">
            <text:p>-0.00489215636745</text:p>
          </table:table-cell>
          <table:table-cell table:style-name="ce112" table:formula="of:=([.P3]-[.P7])/[.P3]" office:value-type="float" office:value="-0.00696859456903164" calcext:value-type="float">
            <text:p>-0.006968594569032</text:p>
          </table:table-cell>
          <table:table-cell table:style-name="ce112"/>
          <table:table-cell table:style-name="ce112" table:formula="of:=([.R3]-[.R7])/[.R3]" office:value-type="float" office:value="-0.00320372498141721" calcext:value-type="float">
            <text:p>-0.00320372498141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883.575164550564" calcext:value-type="float">
            <text:p>-883.575164550564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1" table:formula="of:=SUM([.D14:.X14])/9" office:value-type="float" office:value="-0.0102760550184483" calcext:value-type="float">
            <text:p>-0.010276055018448</text:p>
          </table:table-cell>
          <table:table-cell table:style-name="ce13" table:formula="of:=[.B14]*(-1)" office:value-type="percentage" office:value="0.0102760550184483" calcext:value-type="percentage">
            <text:p>1.03%</text:p>
          </table:table-cell>
          <table:table-cell table:style-name="ce112"/>
          <table:table-cell table:style-name="ce112" table:formula="of:=([.E3]-[.E8])/[.E3]" office:value-type="float" office:value="-0.0222919870533356" calcext:value-type="float">
            <text:p>-0.022291987053336</text:p>
          </table:table-cell>
          <table:table-cell table:style-name="ce112" table:formula="of:=([.F3]-[.F8])/[.F3]" office:value-type="float" office:value="-0.0191947610386347" calcext:value-type="float">
            <text:p>-0.019194761038635</text:p>
          </table:table-cell>
          <table:table-cell/>
          <table:table-cell table:style-name="ce112" table:formula="of:=([.H3]-[.H8])/[.H3]" office:value-type="float" office:value="-0.0145758546713501" calcext:value-type="float">
            <text:p>-0.01457585467135</text:p>
          </table:table-cell>
          <table:table-cell table:style-name="ce112" table:formula="of:=([.I3]-[.I8])/[.I3]" office:value-type="float" office:value="-0.0168539325842697" calcext:value-type="float">
            <text:p>-0.01685393258427</text:p>
          </table:table-cell>
          <table:table-cell/>
          <table:table-cell table:style-name="ce112" table:formula="of:=([.K3]-[.K8])/[.K3]" office:value-type="float" office:value="-0.00450348390054519" calcext:value-type="float">
            <text:p>-0.004503483900545</text:p>
          </table:table-cell>
          <table:table-cell table:style-name="ce112" table:number-columns-repeated="3"/>
          <table:table-cell table:style-name="ce112" table:formula="of:=([.O3]-[.O8])/[.O3]" office:value-type="float" office:value="-0.00489215636745017" calcext:value-type="float">
            <text:p>-0.00489215636745</text:p>
          </table:table-cell>
          <table:table-cell table:style-name="ce112" table:formula="of:=([.P3]-[.P8])/[.P3]" office:value-type="float" office:value="-0.00696859456903164" calcext:value-type="float">
            <text:p>-0.006968594569032</text:p>
          </table:table-cell>
          <table:table-cell table:style-name="ce112"/>
          <table:table-cell table:style-name="ce112" table:formula="of:=([.R3]-[.R8])/[.R3]" office:value-type="float" office:value="-0.00320372498141721" calcext:value-type="float">
            <text:p>-0.00320372498141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883.575164550564" calcext:value-type="float">
            <text:p>-883.575164550564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h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102760550184483" calcext:value-type="percentage">
            <text:p>1.03%</text:p>
          </table:table-cell>
          <table:table-cell table:style-name="ce12" table:formula="of:=[.C10]" office:value-type="percentage" office:value="0.010668991117775" calcext:value-type="percentage">
            <text:p>1.07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14]" office:value-type="percentage" office:value="0.0102760550184483" calcext:value-type="percentage">
            <text:p>1.03%</text:p>
          </table:table-cell>
          <table:table-cell table:style-name="ce12" table:formula="of:=[.C11]" office:value-type="percentage" office:value="0.010668991117775" calcext:value-type="percentage">
            <text:p>1.07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4:18:29.288462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6T14:36:09.483258086</dc:date>
    <meta:editing-duration>P2DT12H28M33S</meta:editing-duration>
    <meta:editing-cycles>103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6cm" svg:width="16.94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4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102760550184483">
                <text:p>0.0102760550184483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02760550184483">
                <text:p>0.01027605501844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768cm" svg:y="0.646cm" svg:width="16.944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2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10668991117775">
                <text:p>0.010668991117775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0668991117775">
                <text:p>0.010668991117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